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90bcd" officeooo:paragraph-rsid="00190bcd"/>
    </style:style>
    <style:style style:name="P2" style:family="paragraph" style:parent-style-name="Standard">
      <style:text-properties officeooo:rsid="001a0bf7" officeooo:paragraph-rsid="001a0bf7"/>
    </style:style>
    <style:style style:name="P3" style:family="paragraph" style:parent-style-name="Standard">
      <style:text-properties officeooo:rsid="001b48b5" officeooo:paragraph-rsid="001b48b5"/>
    </style:style>
    <style:style style:name="T1" style:family="text">
      <style:text-properties officeooo:rsid="00190bcd"/>
    </style:style>
    <style:style style:name="T2" style:family="text">
      <style:text-properties officeooo:rsid="001a0bf7"/>
    </style:style>
    <style:style style:name="T3" style:family="text">
      <style:text-properties officeooo:rsid="001b48b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/><text:span text:style-name="T1">Partie 14 :</text:span></text:p>
      <text:p text:style-name="P1">1)a : la requête ping a bien abouti.l’adresse de management de S1 est 172.17.99.3/ 24, dans le même sous réseau que le pca et ils sont tout les deux dans le même vlan.</text:p>
      <text:p text:style-name="P1">1.J : la requête ping n’a pas abouti. c’est normal, les ports entre les deux switchs ne sont n’y dans le vlan 99, ni en mode trunk.</text:p>
      <text:p text:style-name="P1">1.k:l<text:span text:style-name="T2">es requêtes ne pourront pas aboutir. Le pc-b n’est pas dans le bon sous réseau, il n’y a pas de routeur, ni dans le bon vlan.</text:span></text:p>
      <text:p text:style-name="P2">1.l:la seul <text:span text:style-name="T3">requête</text:span> fonctionnel est celle entre l’interface de <text:span text:style-name="T3">gestion de S2 et PC-C. c’est normal, ils sont dans le même vlan et dans le même sous réseau.</text:span></text:p>
      <text:p text:style-name="P3">1.q : Ce message signifie que les deux switchs (s1 et s2) ont des vlans natif différents. La laison ne sais donc pas lequel prendre en compt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3T08:27:01.592945446</meta:creation-date>
    <dc:date>2017-04-13T16:28:03.254002054</dc:date>
    <meta:editing-duration>PT1H48M41S</meta:editing-duration>
    <meta:editing-cycles>1</meta:editing-cycles>
    <meta:document-statistic meta:table-count="0" meta:image-count="0" meta:object-count="0" meta:page-count="1" meta:paragraph-count="6" meta:word-count="144" meta:character-count="737" meta:non-whitespace-character-count="598"/>
    <meta:generator>LibreOffice/5.1.6.2$Linux_X86_64 LibreOffice_project/10m0$Build-2</meta:generator>
  </office:meta>
</office:document-meta>
</file>